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3">
      <style:text-properties officeooo:paragraph-rsid="0019abba"/>
    </style:style>
    <style:style style:name="P2" style:family="paragraph" style:parent-style-name="Heading_20_1">
      <style:text-properties fo:font-size="20pt" style:font-size-asian="20pt" style:font-size-complex="20pt"/>
    </style:style>
    <style:style style:name="P3" style:family="paragraph" style:parent-style-name="Standard">
      <style:text-properties officeooo:paragraph-rsid="0019abba"/>
    </style:style>
    <style:style style:name="P4" style:family="paragraph" style:parent-style-name="Standard" style:list-style-name="L4">
      <style:text-properties officeooo:paragraph-rsid="0019abba"/>
    </style:style>
    <style:style style:name="P5" style:family="paragraph" style:parent-style-name="Standard" style:list-style-name="L5">
      <style:text-properties officeooo:paragraph-rsid="0019c839"/>
    </style:style>
    <style:style style:name="P6" style:family="paragraph" style:parent-style-name="Standard" style:list-style-name="L6">
      <style:text-properties officeooo:paragraph-rsid="0019abba"/>
    </style:style>
    <style:style style:name="P7" style:family="paragraph" style:parent-style-name="Standard" style:list-style-name="L7"/>
    <style:style style:name="P8" style:family="paragraph" style:parent-style-name="Standard" style:list-style-name="L7">
      <style:text-properties officeooo:paragraph-rsid="0019abba"/>
    </style:style>
    <style:style style:name="P9" style:family="paragraph" style:parent-style-name="Standard" style:list-style-name="L7">
      <style:text-properties officeooo:paragraph-rsid="001af5fe"/>
    </style:style>
    <style:style style:name="P10" style:family="paragraph" style:parent-style-name="Standard" style:list-style-name="L7">
      <style:text-properties officeooo:rsid="001af5fe" officeooo:paragraph-rsid="001af5fe"/>
    </style:style>
    <style:style style:name="P11" style:family="paragraph" style:parent-style-name="Standard">
      <style:text-properties officeooo:rsid="001af5fe" officeooo:paragraph-rsid="001af5fe"/>
    </style:style>
    <style:style style:name="P12" style:family="paragraph" style:parent-style-name="Heading_20_2">
      <style:text-properties officeooo:paragraph-rsid="0019abba"/>
    </style:style>
    <style:style style:name="P13" style:family="paragraph" style:parent-style-name="Table_20_Contents">
      <style:text-properties officeooo:rsid="0019c839" officeooo:paragraph-rsid="0019c839"/>
    </style:style>
    <style:style style:name="T1" style:family="text">
      <style:text-properties officeooo:rsid="0019abba"/>
    </style:style>
    <style:style style:name="T2" style:family="text">
      <style:text-properties officeooo:rsid="0019c839"/>
    </style:style>
    <style:style style:name="T3" style:family="text">
      <style:text-properties officeooo:rsid="001af5fe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TEMPLATE FOR RETROSPECTIVE <text:span text:style-name="T1">TEAM H</text:span></text:h>
      <text:p text:style-name="Standard"/>
      <text:h text:style-name="Heading_20_2" text:outline-level="2"><text:bookmark text:name="process-measures"/>PROCESS MEASURES</text:h>
      <text:h text:style-name="P1" text:outline-level="3"><text:bookmark text:name="macro-statistics"/>Macro statistics</text:h>
      <text:list xml:id="list1348774624889712375" text:style-name="L5">
        <text:list-item>
          <text:p text:style-name="P5">Number of stories committed<text:span text:style-name="T2">(8)</text:span> - Number of stories done<text:span text:style-name="T2">(8)</text:span></text:p>
        </text:list-item>
        <text:list-item>
          <text:p text:style-name="P5">Total points committed<text:span text:style-name="T2">(29)</text:span> - Total points done<text:span text:style-name="T2">(29)</text:span></text:p>
        </text:list-item>
        <text:list-item>
          <text:p text:style-name="P5">Nr of hours planned<text:span text:style-name="T2">(48h35)</text:span> - Nr of hours spent (<text:span text:style-name="T2">42h05</text:span>)</text:p>
        </text:list-item>
      </text:list>
      <text:p text:style-name="P3"/>
      <text:h text:style-name="P1" text:outline-level="3"><text:bookmark text:name="detailed-statistics"/>Detailed statistics</text:h>
      <text:list xml:id="list1036405555147574923" text:style-name="L4">
        <text:list-item>
          <text:p text:style-name="P4">Hours per task (average: <text:span text:style-name="T2">53min</text:span>, standard deviation: <text:span text:style-name="T2">43min</text:span>)</text:p>
        </text:list-item>
      </text:list>
      <text:p text:style-name="P3"/>
      <text:p text:style-name="P3"><text:tab/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3">STORY ID</text:p>
          </table:table-cell>
          <table:table-cell table:style-name="Table1.A1" office:value-type="string">
            <text:p text:style-name="P13">NUMBER OF TASK</text:p>
          </table:table-cell>
          <table:table-cell table:style-name="Table1.A1" office:value-type="string">
            <text:p text:style-name="P13">POINTS</text:p>
          </table:table-cell>
          <table:table-cell table:style-name="Table1.A1" office:value-type="string">
            <text:p text:style-name="P13">TOTAL HOURS ESTIMATED</text:p>
          </table:table-cell>
          <table:table-cell table:style-name="Table1.E1" office:value-type="string">
            <text:p text:style-name="P13">TOTAL HOURS SPENT</text:p>
          </table:table-cell>
        </table:table-row>
        <table:table-row>
          <table:table-cell table:style-name="Table1.A2" office:value-type="string">
            <text:p text:style-name="P13">14</text:p>
          </table:table-cell>
          <table:table-cell table:style-name="Table1.A2" office:value-type="string">
            <text:p text:style-name="P13">7</text:p>
          </table:table-cell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13">7h30</text:p>
          </table:table-cell>
          <table:table-cell table:style-name="Table1.E2" office:value-type="string">
            <text:p text:style-name="P13">6h40</text:p>
          </table:table-cell>
        </table:table-row>
        <table:table-row>
          <table:table-cell table:style-name="Table1.A2" office:value-type="string">
            <text:p text:style-name="P13">15</text:p>
          </table:table-cell>
          <table:table-cell table:style-name="Table1.A2" office:value-type="string">
            <text:p text:style-name="P13">6</text:p>
          </table:table-cell>
          <table:table-cell table:style-name="Table1.A2" office:value-type="string">
            <text:p text:style-name="P13">5</text:p>
          </table:table-cell>
          <table:table-cell table:style-name="Table1.A2" office:value-type="string">
            <text:p text:style-name="P13">8h</text:p>
          </table:table-cell>
          <table:table-cell table:style-name="Table1.E2" office:value-type="string">
            <text:p text:style-name="P13">4h35</text:p>
          </table:table-cell>
        </table:table-row>
        <table:table-row>
          <table:table-cell table:style-name="Table1.A2" office:value-type="string">
            <text:p text:style-name="P13">16</text:p>
          </table:table-cell>
          <table:table-cell table:style-name="Table1.A2" office:value-type="string">
            <text:p text:style-name="P13">6</text:p>
          </table:table-cell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3">5h</text:p>
          </table:table-cell>
          <table:table-cell table:style-name="Table1.E2" office:value-type="string">
            <text:p text:style-name="P13">5h</text:p>
          </table:table-cell>
        </table:table-row>
        <table:table-row>
          <table:table-cell table:style-name="Table1.A2" office:value-type="string">
            <text:p text:style-name="P13">17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3">45min</text:p>
          </table:table-cell>
          <table:table-cell table:style-name="Table1.E2" office:value-type="string">
            <text:p text:style-name="P13">20min</text:p>
          </table:table-cell>
        </table:table-row>
        <table:table-row>
          <table:table-cell table:style-name="Table1.A2" office:value-type="string">
            <text:p text:style-name="P13">18</text:p>
          </table:table-cell>
          <table:table-cell table:style-name="Table1.A2" office:value-type="string">
            <text:p text:style-name="P13">7</text:p>
          </table:table-cell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3">6h</text:p>
          </table:table-cell>
          <table:table-cell table:style-name="Table1.E2" office:value-type="string">
            <text:p text:style-name="P13">4h30</text:p>
          </table:table-cell>
        </table:table-row>
        <table:table-row>
          <table:table-cell table:style-name="Table1.A2" office:value-type="string">
            <text:p text:style-name="P13">19</text:p>
          </table:table-cell>
          <table:table-cell table:style-name="Table1.A2" office:value-type="string">
            <text:p text:style-name="P13">5</text:p>
          </table:table-cell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3">5h30</text:p>
          </table:table-cell>
          <table:table-cell table:style-name="Table1.E2" office:value-type="string">
            <text:p text:style-name="P13">3h25</text:p>
          </table:table-cell>
        </table:table-row>
        <table:table-row>
          <table:table-cell table:style-name="Table1.A2" office:value-type="string">
            <text:p text:style-name="P13">20</text:p>
          </table:table-cell>
          <table:table-cell table:style-name="Table1.A2" office:value-type="string">
            <text:p text:style-name="P13">7</text:p>
          </table:table-cell>
          <table:table-cell table:style-name="Table1.A2" office:value-type="string">
            <text:p text:style-name="P13">5</text:p>
          </table:table-cell>
          <table:table-cell table:style-name="Table1.A2" office:value-type="string">
            <text:p text:style-name="P13">7h30</text:p>
          </table:table-cell>
          <table:table-cell table:style-name="Table1.E2" office:value-type="string">
            <text:p text:style-name="P13">11h35</text:p>
          </table:table-cell>
        </table:table-row>
        <table:table-row>
          <table:table-cell table:style-name="Table1.A2" office:value-type="string">
            <text:p text:style-name="P13">21</text:p>
          </table:table-cell>
          <table:table-cell table:style-name="Table1.A2" office:value-type="string">
            <text:p text:style-name="P13">8</text:p>
          </table:table-cell>
          <table:table-cell table:style-name="Table1.A2" office:value-type="string">
            <text:p text:style-name="P13">8</text:p>
          </table:table-cell>
          <table:table-cell table:style-name="Table1.A2" office:value-type="string">
            <text:p text:style-name="P13">8h20</text:p>
          </table:table-cell>
          <table:table-cell table:style-name="Table1.E2" office:value-type="string">
            <text:p text:style-name="P13">6h</text:p>
          </table:table-cell>
        </table:table-row>
      </table:table>
      <text:p text:style-name="P3"/>
      <text:p text:style-name="P3"/>
      <text:list xml:id="list44928076719302" text:continue-numbering="true" text:style-name="L4">
        <text:list-item>
          <text:p text:style-name="P4">Total task estimation error ratio: <text:span text:style-name="T2">1.15</text:span></text:p>
        </text:list-item>
      </text:list>
      <text:p text:style-name="P3"/>
      <text:h text:style-name="P12" text:outline-level="2"><text:bookmark text:name="quality-measures"/>QUALITY MEASURES</text:h>
      <text:list xml:id="list3063604845753320406" text:style-name="L6">
        <text:list-item>
          <text:p text:style-name="P6">Unit Testing:</text:p>
          <text:list>
            <text:list-item>
              <text:p text:style-name="P6">Total hours estimated: <text:span text:style-name="T3">7h15</text:span></text:p>
            </text:list-item>
            <text:list-item>
              <text:p text:style-name="P6">Total hours spent: <text:span text:style-name="T3">5h</text:span></text:p>
            </text:list-item>
          </text:list>
        </text:list-item>
        <text:list-item>
          <text:p text:style-name="P6">E2E testing:</text:p>
          <text:list>
            <text:list-item>
              <text:p text:style-name="P6">Total hours estimated: <text:span text:style-name="T3">3h30</text:span></text:p>
            </text:list-item>
            <text:list-item>
              <text:p text:style-name="P6">Total hours spent: <text:span text:style-name="T3">2h55</text:span></text:p>
            </text:list-item>
          </text:list>
        </text:list-item>
        <text:list-item>
          <text:p text:style-name="P6">Code review:</text:p>
          <text:list>
            <text:list-item>
              <text:p text:style-name="P6">Total hours estimated: <text:span text:style-name="T3">10h30</text:span></text:p>
            </text:list-item>
            <text:list-item>
              <text:p text:style-name="P6">Total hours spent: <text:span text:style-name="T3">10h30</text:span></text:p>
            </text:list-item>
          </text:list>
        </text:list-item>
      </text:list>
      <text:p text:style-name="P3"/>
      <text:h text:style-name="P12" text:outline-level="2"><text:bookmark text:name="assessment"/><text:soft-page-break/>ASSESSMENT</text:h>
      <text:list xml:id="list7723163418792312144" text:style-name="L7">
        <text:list-item>
          <text:p text:style-name="P8">What caused your errors in estimation (if any)?</text:p>
        </text:list-item>
      </text:list>
      <text:p text:style-name="P11"><text:tab/>Time spent due to refactoring</text:p>
      <text:p text:style-name="P11"><text:tab/>Unexpected restyling</text:p>
      <text:list xml:id="list44928657747703" text:continue-numbering="true" text:style-name="L7">
        <text:list-item>
          <text:p text:style-name="P8">What lessons did you learn (both positive and negative) in this sprint?</text:p>
        </text:list-item>
        <text:list-item>
          <text:p text:style-name="P8">Which improvement goals set in the previous retrospective were you able to achieve?</text:p>
          <text:p text:style-name="P10">Docker issue has been fixed</text:p>
          <text:p text:style-name="P10">Proper clarification of each story before implementing</text:p>
        </text:list-item>
        <text:list-item>
          <text:p text:style-name="P8">Which ones you were not able to achieve? Why?</text:p>
        </text:list-item>
        <text:list-item>
          <text:p text:style-name="P9">Propose 1 or 2 improvement goals for the next sprint and specify how to achieve them (technical tasks, team coordination, etc.)</text:p>
        </text:list-item>
        <text:list-item>
          <text:p text:style-name="P7">One thing you are proud of!!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04:08:48.279020137</meta:creation-date>
    <dc:date>2019-12-18T04:49:26.756921114</dc:date>
    <meta:editing-duration>PT2M13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2" meta:paragraph-count="76" meta:word-count="246" meta:character-count="1267" meta:non-whitespace-character-count="1115"/>
  </office:meta>
</office:document-meta>
</file>